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383cm" style:contextual-spacing="false"/>
      <style:text-properties officeooo:paragraph-rsid="00212da5"/>
    </style:style>
    <style:style style:name="P2" style:family="paragraph" style:parent-style-name="Standard">
      <style:paragraph-properties fo:margin-top="0.101cm" fo:margin-bottom="0.383cm" style:contextual-spacing="false"/>
      <style:text-properties officeooo:paragraph-rsid="002a9013"/>
    </style:style>
    <style:style style:name="P3" style:family="paragraph" style:parent-style-name="Standard">
      <style:paragraph-properties fo:margin-left="1.249cm" fo:margin-right="0cm" fo:margin-top="0.101cm" fo:margin-bottom="0.383cm" style:contextual-spacing="false" fo:text-indent="0cm" style:auto-text-indent="false"/>
      <style:text-properties style:font-name="Calibri Light1" fo:font-size="9pt" officeooo:paragraph-rsid="00212da5" style:font-size-asian="9pt" style:font-size-complex="9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2a9013"/>
    </style:style>
    <style:style style:name="P5" style:family="paragraph" style:parent-style-name="Standard" style:list-style-name="L1">
      <style:paragraph-properties fo:margin-top="0.101cm" fo:margin-bottom="0.383cm" style:contextual-spacing="false"/>
      <style:text-properties officeooo:paragraph-rsid="0022c32f"/>
    </style:style>
    <style:style style:name="P6" style:family="paragraph" style:parent-style-name="Standard" style:list-style-name="L1">
      <style:paragraph-properties fo:margin-top="0.101cm" fo:margin-bottom="0.383cm" style:contextual-spacing="false"/>
      <style:text-properties officeooo:paragraph-rsid="002a9013"/>
    </style:style>
    <style:style style:name="P7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22c32f" style:font-size-asian="11pt" style:font-size-complex="11pt"/>
    </style:style>
    <style:style style:name="P8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2a9013" style:font-size-asian="11pt" style:font-size-complex="11pt"/>
    </style:style>
    <style:style style:name="P9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1726ab" officeooo:paragraph-rsid="0022c32f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2a9013" officeooo:paragraph-rsid="002a9013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normal" officeooo:rsid="002a9013" officeooo:paragraph-rsid="002a9013" style:font-size-asian="11pt" style:font-weight-asian="normal" style:font-name-complex="Calibri Light2" style:font-size-complex="11pt" style:font-weight-complex="normal"/>
    </style:style>
    <style:style style:name="P12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9pt" officeooo:rsid="002a9013" officeooo:paragraph-rsid="002a9013" style:font-size-asian="9pt" style:font-size-complex="9pt"/>
    </style:style>
    <style:style style:name="P13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9pt" fo:font-weight="normal" officeooo:rsid="002a9013" officeooo:paragraph-rsid="002a9013" style:font-size-asian="9pt" style:font-weight-asian="normal" style:font-name-complex="Calibri Light2" style:font-size-complex="9pt" style:font-weight-complex="normal"/>
    </style:style>
    <style:style style:name="P14" style:family="paragraph" style:parent-style-name="Standard" style:list-style-name="L1">
      <style:paragraph-properties fo:margin-top="0.101cm" fo:margin-bottom="0.383cm" style:contextual-spacing="false"/>
      <style:text-properties fo:font-size="9pt" fo:font-style="normal" officeooo:paragraph-rsid="002a9013" style:font-size-asian="9pt" style:font-style-asian="normal" style:font-size-complex="9pt" style:font-style-complex="normal"/>
    </style:style>
    <style:style style:name="P15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style:font-name="Calibri Light1" fo:font-size="9pt" officeooo:paragraph-rsid="00212da5" style:font-size-asian="9pt" style:font-size-complex="9pt"/>
    </style:style>
    <style:style style:name="T1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/>
    </style:style>
    <style:style style:name="T2" style:family="text">
      <style:text-properties style:font-name="Calibri Light" fo:font-size="12pt" fo:font-weight="bold" officeooo:rsid="0015a2d9" style:font-size-asian="12pt" style:font-weight-asian="bold" style:font-name-complex="Calibri Light2" style:font-size-complex="12pt"/>
    </style:style>
    <style:style style:name="T3" style:family="text">
      <style:text-properties style:font-name="Calibri Light" fo:font-size="12pt" fo:font-weight="bold" officeooo:rsid="0022c32f" style:font-size-asian="12pt" style:font-weight-asian="bold" style:font-name-complex="Calibri Light2" style:font-size-complex="12pt"/>
    </style:style>
    <style:style style:name="T4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 style:font-weight-complex="normal"/>
    </style:style>
    <style:style style:name="T5" style:family="text">
      <style:text-properties style:font-name="Calibri Light" fo:font-size="12pt" fo:font-weight="bold" officeooo:rsid="002a9013" style:font-size-asian="12pt" style:font-weight-asian="bold" style:font-name-complex="Calibri Light2" style:font-size-complex="12pt" style:font-weight-complex="normal"/>
    </style:style>
    <style:style style:name="T6" style:family="text">
      <style:text-properties style:font-name="Calibri Light" fo:font-size="12pt" fo:font-weight="normal" officeooo:rsid="001726ab" style:font-size-asian="12pt" style:font-weight-asian="normal" style:font-name-complex="Calibri Light2" style:font-size-complex="12pt" style:font-weight-complex="normal"/>
    </style:style>
    <style:style style:name="T7" style:family="text">
      <style:text-properties style:font-name="Calibri Light" fo:font-size="12pt" fo:font-weight="normal" officeooo:rsid="001b2f7e" style:font-size-asian="12pt" style:font-weight-asian="normal" style:font-name-complex="Calibri Light2" style:font-size-complex="12pt" style:font-weight-complex="normal"/>
    </style:style>
    <style:style style:name="T8" style:family="text">
      <style:text-properties style:font-name="Calibri Light" fo:font-size="12pt" fo:font-weight="normal" officeooo:rsid="0015a2d9" style:font-size-asian="12pt" style:font-weight-asian="normal" style:font-name-complex="Calibri Light2" style:font-size-complex="12pt" style:font-weight-complex="normal"/>
    </style:style>
    <style:style style:name="T9" style:family="text">
      <style:text-properties style:font-name="Calibri Light" fo:font-size="12pt" fo:font-weight="normal" officeooo:rsid="00287afa" style:font-size-asian="12pt" style:font-weight-asian="normal" style:font-name-complex="Calibri Light2" style:font-size-complex="12pt" style:font-weight-complex="normal"/>
    </style:style>
    <style:style style:name="T10" style:family="text">
      <style:text-properties style:font-name="Calibri Light" fo:font-size="12pt" fo:font-weight="normal" officeooo:rsid="002a9013" style:font-size-asian="12pt" style:font-weight-asian="normal" style:font-name-complex="Calibri Light2" style:font-size-complex="12pt" style:font-weight-complex="normal"/>
    </style:style>
    <style:style style:name="T11" style:family="text">
      <style:text-properties style:font-name="Calibri Light" fo:font-weight="normal" officeooo:rsid="001baa17" style:font-weight-asian="normal" style:font-name-complex="Calibri Light2" style:font-weight-complex="normal"/>
    </style:style>
    <style:style style:name="T12" style:family="text">
      <style:text-properties style:font-name="Calibri Light" fo:font-weight="normal" officeooo:rsid="0022c32f" style:font-weight-asian="normal" style:font-name-complex="Calibri Light2" style:font-weight-complex="normal"/>
    </style:style>
    <style:style style:name="T13" style:family="text">
      <style:text-properties style:font-name="Calibri Light" fo:font-weight="normal" officeooo:rsid="002a9013" style:font-weight-asian="normal" style:font-name-complex="Calibri Light2" style:font-weight-complex="normal"/>
    </style:style>
    <style:style style:name="T14" style:family="text">
      <style:text-properties style:font-name="Calibri Light" fo:font-size="13pt" fo:font-weight="bold" style:font-size-asian="13pt" style:font-weight-asian="bold" style:font-name-complex="Calibri Light2" style:font-size-complex="13pt"/>
    </style:style>
    <style:style style:name="T15" style:family="text">
      <style:text-properties style:font-name="Calibri Light" fo:font-size="13pt" fo:font-weight="bold" officeooo:rsid="001ae7a6" style:font-size-asian="13pt" style:font-weight-asian="bold" style:font-name-complex="Calibri Light2" style:font-size-complex="13pt"/>
    </style:style>
    <style:style style:name="T16" style:family="text">
      <style:text-properties style:font-name="Calibri Light" fo:font-size="13pt" fo:font-weight="bold" officeooo:rsid="00212da5" style:font-size-asian="13pt" style:font-weight-asian="bold" style:font-name-complex="Calibri Light2" style:font-size-complex="13pt"/>
    </style:style>
    <style:style style:name="T17" style:family="text">
      <style:text-properties style:font-name="Calibri Light" fo:font-size="13pt" fo:font-weight="bold" officeooo:rsid="002a9013" style:font-size-asian="13pt" style:font-weight-asian="bold" style:font-name-complex="Calibri Light2" style:font-size-complex="13pt"/>
    </style:style>
    <style:style style:name="T18" style:family="text">
      <style:text-properties style:font-name="Calibri Light1" fo:font-size="11pt" fo:font-style="normal" fo:font-weight="normal" officeooo:rsid="001aaa0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9" style:family="text">
      <style:text-properties style:font-name="Calibri Light1" fo:font-size="11pt" fo:font-style="normal" fo:font-weight="normal" officeooo:rsid="001b2f7e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20" style:family="text">
      <style:text-properties style:font-name="Calibri Light1" fo:font-size="11pt" fo:font-style="normal" fo:font-weight="normal" officeooo:rsid="002a9013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21" style:family="text">
      <style:text-properties style:font-name="Calibri Light1" fo:font-size="11pt" fo:font-weight="normal" officeooo:rsid="002967cb" style:font-size-asian="11pt" style:font-weight-asian="normal" style:font-name-complex="Calibri Light2" style:font-size-complex="11pt" style:font-weight-complex="normal"/>
    </style:style>
    <style:style style:name="T22" style:family="text">
      <style:text-properties fo:font-weight="bold" style:font-weight-asian="bold" style:font-name-complex="Calibri Light2"/>
    </style:style>
    <style:style style:name="T23" style:family="text">
      <style:text-properties fo:font-weight="bold" officeooo:rsid="001726ab" style:font-weight-asian="bold" style:font-name-complex="Calibri Light2"/>
    </style:style>
    <style:style style:name="T24" style:family="text">
      <style:text-properties fo:font-weight="bold" officeooo:rsid="001aaa02" style:font-weight-asian="bold" style:font-name-complex="Calibri Light2" style:font-weight-complex="normal"/>
    </style:style>
    <style:style style:name="T25" style:family="text">
      <style:text-properties fo:font-weight="bold" officeooo:rsid="0022c32f" style:font-weight-asian="bold" style:font-name-complex="Calibri Light2" style:font-weight-complex="normal"/>
    </style:style>
    <style:style style:name="T26" style:family="text">
      <style:text-properties fo:font-weight="bold" officeooo:rsid="001726ab" style:font-weight-asian="bold" style:font-name-complex="Calibri Light2" style:font-weight-complex="normal"/>
    </style:style>
    <style:style style:name="T27" style:family="text">
      <style:text-properties fo:font-weight="bold" officeooo:rsid="002967cb" style:font-weight-asian="bold" style:font-name-complex="Calibri Light2" style:font-weight-complex="normal"/>
    </style:style>
    <style:style style:name="T28" style:family="text">
      <style:text-properties fo:font-weight="bold" officeooo:rsid="00212da5" style:font-weight-asian="bold" style:font-name-complex="Calibri Light2"/>
    </style:style>
    <style:style style:name="T29" style:family="text">
      <style:text-properties fo:font-weight="bold" style:font-weight-asian="bold" style:font-name-complex="Calibri Light2" style:font-weight-complex="bold"/>
    </style:style>
    <style:style style:name="T30" style:family="text">
      <style:text-properties fo:font-weight="bold" officeooo:rsid="0022c32f" style:font-weight-asian="bold" style:font-name-complex="Calibri Light2"/>
    </style:style>
    <style:style style:name="T31" style:family="text">
      <style:text-properties fo:font-weight="bold" officeooo:rsid="002967cb" style:font-weight-asian="bold" style:font-name-complex="Calibri Light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015f2" style:font-weight-asian="bold" style:font-weight-complex="bold"/>
    </style:style>
    <style:style style:name="T34" style:family="text">
      <style:text-properties fo:font-weight="normal" style:font-weight-asian="normal" style:font-name-complex="Calibri Light2" style:font-weight-complex="normal"/>
    </style:style>
    <style:style style:name="T35" style:family="text">
      <style:text-properties fo:font-weight="normal" officeooo:rsid="001726ab" style:font-weight-asian="normal" style:font-name-complex="Calibri Light2" style:font-weight-complex="normal"/>
    </style:style>
    <style:style style:name="T36" style:family="text">
      <style:text-properties fo:font-weight="normal" officeooo:rsid="001aaa02" style:font-weight-asian="normal" style:font-name-complex="Calibri Light2" style:font-weight-complex="normal"/>
    </style:style>
    <style:style style:name="T37" style:family="text">
      <style:text-properties fo:font-weight="normal" officeooo:rsid="0020194f" style:font-weight-asian="normal" style:font-name-complex="Calibri Light2" style:font-weight-complex="normal"/>
    </style:style>
    <style:style style:name="T38" style:family="text">
      <style:text-properties fo:font-weight="normal" officeooo:rsid="00212da5" style:font-weight-asian="normal" style:font-name-complex="Calibri Light2" style:font-weight-complex="normal"/>
    </style:style>
    <style:style style:name="T39" style:family="text">
      <style:text-properties fo:font-weight="normal" officeooo:rsid="0022c32f" style:font-weight-asian="normal" style:font-name-complex="Calibri Light2" style:font-weight-complex="normal"/>
    </style:style>
    <style:style style:name="T40" style:family="text">
      <style:text-properties fo:font-weight="normal" officeooo:rsid="002967cb" style:font-weight-asian="normal" style:font-name-complex="Calibri Light2" style:font-weight-complex="normal"/>
    </style:style>
    <style:style style:name="T41" style:family="text">
      <style:text-properties fo:font-weight="normal" officeooo:rsid="002a9013" style:font-weight-asian="normal" style:font-name-complex="Calibri Light2" style:font-weight-complex="normal"/>
    </style:style>
    <style:style style:name="T42" style:family="text">
      <style:text-properties fo:font-weight="normal" officeooo:rsid="002cfa33" style:font-weight-asian="normal" style:font-name-complex="Calibri Light2" style:font-weight-complex="normal"/>
    </style:style>
    <style:style style:name="T43" style:family="text">
      <style:text-properties fo:font-weight="normal" officeooo:rsid="003207b7" style:font-weight-asian="normal" style:font-name-complex="Calibri Light2" style:font-weight-complex="normal"/>
    </style:style>
    <style:style style:name="T44" style:family="text">
      <style:text-properties style:font-name="Calibri Light3" fo:font-size="11pt" fo:font-weight="bold" officeooo:rsid="0022c32f" style:font-size-asian="11pt" style:font-weight-asian="bold" style:font-name-complex="Calibri Light2" style:font-size-complex="11pt" style:font-weight-complex="bold"/>
    </style:style>
    <style:style style:name="T45" style:family="text">
      <style:text-properties style:font-name="Calibri Light3" fo:font-size="11pt" fo:font-weight="bold" officeooo:rsid="001aaa02" style:font-size-asian="11pt" style:font-weight-asian="bold" style:font-name-complex="Calibri Light2" style:font-size-complex="11pt" style:font-weight-complex="bold"/>
    </style:style>
    <style:style style:name="T46" style:family="text">
      <style:text-properties style:font-name="Calibri Light3" fo:font-size="11pt" fo:font-weight="normal" officeooo:rsid="001aaa02" style:font-size-asian="11pt" style:font-weight-asian="normal" style:font-name-complex="Calibri Light2" style:font-size-complex="11pt" style:font-weight-complex="normal"/>
    </style:style>
    <style:style style:name="T47" style:family="text">
      <style:text-properties style:font-name="Calibri Light3" fo:font-weight="normal" officeooo:rsid="002a9013" style:font-weight-asian="normal" style:font-name-complex="Calibri Light2" style:font-weight-complex="normal"/>
    </style:style>
    <style:style style:name="T48" style:family="text">
      <style:text-properties style:font-name="Calibri Light3" fo:font-size="9pt" fo:font-weight="normal" officeooo:rsid="002a9013" style:font-size-asian="9pt" style:font-weight-asian="normal" style:font-name-complex="Calibri Light2" style:font-size-complex="9pt" style:font-weight-complex="normal"/>
    </style:style>
    <style:style style:name="T49" style:family="text">
      <style:text-properties style:font-name="Calibri Light3" fo:font-size="9pt" fo:font-weight="normal" officeooo:rsid="002d6f13" style:font-size-asian="9pt" style:font-weight-asian="normal" style:font-name-complex="Calibri Light2" style:font-size-complex="9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C</text:span><text:span text:style-name="T15">reación Tabla</text:span><text:span text:style-name="T17">s </text:span><text:span text:style-name="T15">-</text:span><text:span text:style-name="T14"> MySQL</text:span></text:p>
      <text:p text:style-name="P1"><text:span text:style-name="T2">Ejercicio 1.- </text:span><text:span text:style-name="T8">Crea una BD de nombre </text:span><text:span text:style-name="T9">LIGA_EA</text:span><text:span text:style-name="T8">.</text:span></text:p>
      <text:p text:style-name="P1"><text:span text:style-name="T1">Ejercicio </text:span><text:span text:style-name="T3">2</text:span><text:span text:style-name="T1">.- </text:span><text:span text:style-name="T6">Crea una tabla </text:span><text:span text:style-name="T9">JUGADOR</text:span><text:span text:style-name="T7"> en la BD </text:span><text:span text:style-name="T9">LIGA_EA</text:span><text:span text:style-name="T7"> con los siguientes contenidos.</text:span></text:p>
      <text:list text:style-name="L1">
        <text:list-item>
          <text:p text:style-name="P7"><text:span text:style-name="T30">DNI</text:span><text:span text:style-name="T28">:</text:span><text:span text:style-name="T23"> </text:span><text:span text:style-name="T37">contenido </text:span><text:span text:style-name="T35">de tipo </text:span><text:span text:style-name="T41">caracteres</text:span></text:p>
          <text:list>
            <text:list-item>
              <text:list>
                <text:list-item>
                  <text:p text:style-name="P12"><text:span text:style-name="T40">E</text:span><text:span text:style-name="T34">l valor DNI deberá tener ex</text:span><text:span text:style-name="T42">a</text:span><text:span text:style-name="T34">ctamente 9 caracteres</text:span></text:p>
                </text:list-item>
              </text:list>
            </text:list-item>
          </text:list>
        </text:list-item>
        <text:list-item>
          <text:p text:style-name="P9"><text:span text:style-name="T22">Nombre: </text:span><text:span text:style-name="T36">contenido de tipo caracteres (</text:span><text:span text:style-name="T41">máximo </text:span><text:span text:style-name="T40">20 caracteres</text:span><text:span text:style-name="T41">)</text:span></text:p>
          <text:list>
            <text:list-item>
              <text:list>
                <text:list-item>
                  <text:p text:style-name="P13">El campo Nombre deberá tener 10 caracteres mínimo</text:p>
                </text:list-item>
              </text:list>
            </text:list-item>
          </text:list>
        </text:list-item>
        <text:list-item>
          <text:p text:style-name="P9"><text:span text:style-name="T25">Apellido</text:span><text:span text:style-name="T24">: </text:span><text:span text:style-name="T36">contenido de tipo caracteres (máximo </text:span><text:span text:style-name="T39">2</text:span><text:span text:style-name="T38">0</text:span><text:span text:style-name="T36"> caracteres)</text:span></text:p>
        </text:list-item>
        <text:list-item>
          <text:p text:style-name="P5"><text:span text:style-name="T44">Altura</text:span><text:span text:style-name="T45">:</text:span><text:span text:style-name="T46"> </text:span><text:span text:style-name="T18">contenido de tipo </text:span><text:span text:style-name="T19">decimal </text:span><text:span text:style-name="T20">(máximo 2 decimales)</text:span></text:p>
          <text:list>
            <text:list-item>
              <text:list>
                <text:list-item>
                  <text:p text:style-name="P14"><text:span text:style-name="T12">El </text:span><text:span text:style-name="T47">campo</text:span><text:span text:style-name="T12"> </text:span><text:span text:style-name="T13">A</text:span><text:span text:style-name="T12">ltura deberá estar entre</text:span><text:span text:style-name="T11"> </text:span><text:span text:style-name="T21">1.50 y 2.10</text:span></text:p>
                </text:list-item>
              </text:list>
            </text:list-item>
          </text:list>
        </text:list-item>
        <text:list-item>
          <text:p text:style-name="P7"><text:span text:style-name="T27">Posición</text:span><text:span text:style-name="T26">: </text:span><text:span text:style-name="T38">contenido</text:span><text:span text:style-name="T36"> </text:span><text:span text:style-name="T35">con </text:span><text:span text:style-name="T43">4</text:span><text:span text:style-name="T35"> valores posibles </text:span><text:span text:style-name="T34">(</text:span><text:span text:style-name="T40">Portero</text:span><text:span text:style-name="T34">, </text:span><text:span text:style-name="T40">Defensa, Medio</text:span><text:span text:style-name="T34"> </text:span><text:span text:style-name="T40">o Delantero</text:span><text:span text:style-name="T34">)</text:span></text:p>
          <text:list>
            <text:list-item>
              <text:list>
                <text:list-item>
                  <text:p text:style-name="P13">El campo Posición, por defecto, será NO DEFINIDO</text:p>
                </text:list-item>
              </text:list>
            </text:list-item>
          </text:list>
        </text:list-item>
        <text:list-item>
          <text:p text:style-name="P8"><text:span text:style-name="T31">Fecha_nacimiento</text:span><text:span text:style-name="T23">: </text:span><text:span text:style-name="T39">contenido de tipo </text:span><text:span text:style-name="T40">fecha </text:span></text:p>
          <text:list>
            <text:list-item>
              <text:list>
                <text:list-item>
                  <text:p text:style-name="P13">El campo Fecha_nacimiento deberá estar entre marzo y octubre (ambos incluidos)</text:p>
                </text:list-item>
              </text:list>
            </text:list-item>
          </text:list>
        </text:list-item>
        <text:list-item>
          <text:p text:style-name="P10"><text:span text:style-name="T29">Email: </text:span><text:span text:style-name="T34">contenido de tipo caracteres (máximo 30 caracteres)</text:span></text:p>
          <text:list>
            <text:list-item>
              <text:list>
                <text:list-item>
                  <text:p text:style-name="P13">El campo Email deberá contener el carácter @</text:p>
                </text:list-item>
              </text:list>
            </text:list-item>
          </text:list>
        </text:list-item>
        <text:list-item>
          <text:p text:style-name="P10"><text:span text:style-name="T29">Dirección:</text:span><text:span text:style-name="T34"> contenido de tipo caracteres (máximo 100 caracteres)</text:span></text:p>
          <text:list>
            <text:list-item>
              <text:list>
                <text:list-item>
                  <text:p text:style-name="P13">El campo Dirección deberá contener la palabra “Calle o Avenida”</text:p>
                </text:list-item>
              </text:list>
            </text:list-item>
          </text:list>
        </text:list-item>
        <text:list-item>
          <text:p text:style-name="P11"><text:span text:style-name="T32">Clave:</text:span> contenido de tipo caracteres (máximo 15 caracteres)</text:p>
          <text:list>
            <text:list-item>
              <text:list>
                <text:list-item>
                  <text:p text:style-name="P6"><text:span text:style-name="T48">El campo Clave deberá tener 8 caract</text:span><text:span text:style-name="T49">e</text:span><text:span text:style-name="T48">res mínimo</text:span></text:p>
                </text:list-item>
              </text:list>
            </text:list-item>
          </text:list>
        </text:list-item>
      </text:list>
      <text:p text:style-name="P2"><text:span text:style-name="T4">Ejercicio </text:span><text:span text:style-name="T5">3</text:span><text:span text:style-name="T4">.- </text:span><text:span text:style-name="T10">Inserta valores en la tabla JUGADOR para comprobar que todas las restricciones se han creado de forma correcta.</text:span></text:p>
      <text:p text:style-name="P15"/>
      <text:p text:style-name="P3"><text:span text:style-name="T32">CREATE DATABASE LIGA_EA;<text:line-break/><text:line-break/>USE LIGA_EA;<text:line-break/><text:line-break/>CREATE TABLE JUGADOR(<text:line-break/><text:tab/>DNI varchar(9) constraint `chk_dni` check(char_length(DNI)=9) primary key,<text:line-break/><text:tab/>nombre varchar(20) constraint `chk_nombre` check(char_length(nombre)&gt;=10),<text:line-break/><text:tab/></text:span><text:span text:style-name="T33">ap</text:span><text:span text:style-name="T32">ellido varchar(20),<text:line-break/><text:tab/>altura decimal(3,2) constraint `chk_altura` check(altura between 1.50 and 2.10),<text:line-break/><text:tab/>posicion enum ("Portero", "Defensa", "Medio", "Delantero", "No definido") default "No definido",<text:line-break/><text:tab/>fecha_nacimiento date constraint `chk_fecha` check (month(fecha_nacimiento) between 03 and 10),<text:line-break/><text:tab/>email varchar(30) constraint `chk_email` check (email like "%@%"),<text:line-break/><text:tab/>direccion varchar(100) constraint `chk_direccion` check(direccion like "%calle%" or direccion like "%avenida%"),<text:line-break/><text:tab/></text:span><text:span text:style-name="T33">c</text:span><text:span text:style-name="T32">lave varchar(15) constraint `chk_clave` check (char_length(clave)&gt;=8)<text:line-break/>);<text:line-break/><text:line-break/>insert into JUGADOR (dni, nombre, apellido, altura, posicion, fecha_nacimiento, email, direccion, clave) VALUES<text:line-break/>("123456789", "AAABBBCCCDDD", "apellido", 1.80, "Portero", "2000-04-10", "jon@gmail.com", "calle...", "123123123");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24</meta:editing-cycles>
    <meta:creation-date>2020-02-04T19:59:00</meta:creation-date>
    <dc:date>2024-02-01T12:27:52.717000000</dc:date>
    <dc:language>es-ES</dc:language>
    <meta:editing-duration>PT2H1M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22" meta:word-count="302" meta:character-count="2226" meta:non-whitespace-character-count="1949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